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using only magic cards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X without us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0:26:40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2T00:21:33.772000000</dc:date>
    <meta:editing-duration>PT19H14M35S</meta:editing-duration>
    <meta:editing-cycles>153</meta:editing-cycles>
    <meta:document-statistic meta:table-count="2" meta:cell-count="4605" meta:object-count="0"/>
  </office:meta>
</office:document-meta>
</file>